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19E8913493171B2744.png" manifest:media-type="image/png"/>
  <manifest:file-entry manifest:full-path="Pictures/10000201000000630000001401993BF542076107.png" manifest:media-type="image/png"/>
  <manifest:file-entry manifest:full-path="Pictures/1000020100000063000000169E0053ABF1F1A7D9.png" manifest:media-type="image/png"/>
  <manifest:file-entry manifest:full-path="Pictures/100002010000004B000000197401DC4BEB7B33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12.85cm" style:rel-column-width="32767*"/>
    </style:style>
    <style:style style:name="Tabel1.B" style:family="table-column">
      <style:table-column-properties style:column-width="12.85cm" style:rel-column-width="32768*"/>
    </style:style>
    <style:style style:name="Tabel1.A1" style:family="table-cell">
      <style:table-cell-properties fo:padding="0cm" fo:border="none"/>
    </style:style>
    <style:style style:name="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P3" style:family="paragraph" style:parent-style-name="Standard">
      <style:text-properties officeooo:rsid="0007d4aa" officeooo:paragraph-rsid="0009238c"/>
    </style:style>
    <style:style style:name="P4" style:family="paragraph" style:parent-style-name="Standard">
      <style:text-properties officeooo:rsid="0007d4aa" officeooo:paragraph-rsid="0021091f"/>
    </style:style>
    <style:style style:name="P5" style:family="paragraph" style:parent-style-name="Standard">
      <style:text-properties officeooo:rsid="0007d4aa" officeooo:paragraph-rsid="002226ca"/>
    </style:style>
    <style:style style:name="P6" style:family="paragraph" style:parent-style-name="Standard">
      <style:text-properties officeooo:rsid="0007d4aa" officeooo:paragraph-rsid="002274c5"/>
    </style:style>
    <style:style style:name="P7" style:family="paragraph" style:parent-style-name="Standard">
      <style:text-properties style:font-name="Comfortaa" fo:font-size="12pt" officeooo:rsid="000ef5c8" officeooo:paragraph-rsid="002226ca" style:font-size-asian="12pt" style:font-size-complex="12pt"/>
    </style:style>
    <style:style style:name="P8" style:family="paragraph" style:parent-style-name="Standard">
      <style:text-properties style:font-name="Comfortaa" fo:font-size="10pt" officeooo:rsid="0007d4aa" officeooo:paragraph-rsid="002226ca" style:font-size-asian="10pt" style:font-size-complex="10pt"/>
    </style:style>
    <style:style style:name="P9" style:family="paragraph" style:parent-style-name="Standard">
      <style:text-properties style:font-name="Comfortaa" fo:font-size="10pt" officeooo:rsid="0007d4aa" officeooo:paragraph-rsid="002274c5" style:font-size-asian="10pt" style:font-size-complex="10pt"/>
    </style:style>
    <style:style style:name="P10" style:family="paragraph" style:parent-style-name="Standard">
      <style:text-properties style:font-name="Comfortaa" fo:font-size="10pt" officeooo:rsid="00108ac3" officeooo:paragraph-rsid="002226ca" style:font-size-asian="10pt" style:font-size-complex="10pt"/>
    </style:style>
    <style:style style:name="P11" style:family="paragraph" style:parent-style-name="Standard">
      <style:text-properties style:font-name="Comfortaa" fo:font-size="10pt" officeooo:rsid="00122c4b" officeooo:paragraph-rsid="002226ca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Comfortaa" fo:font-size="10pt" officeooo:rsid="000ef5c8" officeooo:paragraph-rsid="002274c5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paragraph-rsid="002040a9" style:font-size-asian="10pt" style:font-size-complex="10pt"/>
    </style:style>
    <style:style style:name="P14" style:family="paragraph" style:parent-style-name="Standard">
      <style:text-properties fo:color="#333333" style:font-name="Comfortaa" fo:font-size="10pt" officeooo:rsid="0007d4aa" officeooo:paragraph-rsid="0021091f" style:font-size-asian="10pt" style:font-size-complex="10pt"/>
    </style:style>
    <style:style style:name="P15" style:family="paragraph" style:parent-style-name="Standard">
      <style:text-properties fo:color="#333333" style:font-name="Comfortaa" fo:font-size="10pt" fo:font-weight="normal" officeooo:rsid="0007d4aa" officeooo:paragraph-rsid="0021091f" style:font-size-asian="10pt" style:font-weight-asian="normal" style:font-size-complex="10pt" style:font-weight-complex="normal"/>
    </style:style>
    <style:style style:name="P16" style:family="paragraph" style:parent-style-name="Standard">
      <style:text-properties officeooo:paragraph-rsid="002274c5"/>
    </style:style>
    <style:style style:name="P17" style:family="paragraph" style:parent-style-name="Standard">
      <style:paragraph-properties fo:text-align="start" style:justify-single-word="false"/>
      <style:text-properties fo:color="#808080" style:font-name="Hack" fo:font-size="8pt" officeooo:rsid="0019cf5a" officeooo:paragraph-rsid="002541d8" fo:background-color="transparent" style:font-size-asian="8pt" style:font-size-complex="8pt"/>
    </style:style>
    <style:style style:name="P18" style:family="paragraph" style:parent-style-name="Standard">
      <style:text-properties fo:color="#808080" style:font-name="Hack" fo:font-size="8pt" officeooo:rsid="0019cf5a" officeooo:paragraph-rsid="002274c5" fo:background-color="transparent" style:font-size-asian="8pt" style:font-size-complex="8pt"/>
    </style:style>
    <style:style style:name="P19" style:family="paragraph" style:parent-style-name="Standard">
      <style:text-properties fo:color="#808080" style:font-name="Hack" fo:font-size="8pt" officeooo:rsid="0019cf5a" officeooo:paragraph-rsid="002274c5" style:font-size-asian="8pt" style:font-size-complex="8pt"/>
    </style:style>
    <style:style style:name="P20" style:family="paragraph" style:parent-style-name="Standard">
      <style:text-properties fo:color="#808080" style:font-name="Hack" fo:font-size="8pt" officeooo:rsid="0007d4aa" officeooo:paragraph-rsid="002274c5" style:font-size-asian="8pt" style:font-size-complex="8pt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Preformatted_20_Text">
      <style:text-properties fo:color="#808080" style:font-name="Hack" fo:font-size="8pt" fo:background-color="transparent" style:font-size-asian="8pt" style:font-size-complex="8pt"/>
    </style:style>
    <style:style style:name="P23" style:family="paragraph" style:parent-style-name="Standard">
      <style:text-properties fo:color="#333333" style:font-name="Comfortaa" fo:font-size="10pt" style:text-underline-style="none" officeooo:rsid="0009238c" officeooo:paragraph-rsid="0021091f" style:font-size-asian="10pt" style:font-size-complex="10pt"/>
    </style:style>
    <style:style style:name="P24" style:family="paragraph" style:parent-style-name="Standard">
      <style:text-properties fo:color="#333333" style:font-name="Comfortaa" fo:font-size="10pt" style:text-underline-style="none" officeooo:rsid="0009238c" officeooo:paragraph-rsid="002274c5" style:font-size-asian="10pt" style:font-size-complex="10pt"/>
    </style:style>
    <style:style style:name="P25" style:family="paragraph" style:parent-style-name="Standard">
      <style:text-properties fo:color="#333333" style:font-name="Comfortaa" fo:font-size="10pt" style:text-underline-style="none" officeooo:rsid="00108ac3" officeooo:paragraph-rsid="002226ca" style:font-size-asian="10pt" style:font-size-complex="10pt"/>
    </style:style>
    <style:style style:name="P26" style:family="paragraph" style:parent-style-name="Standard">
      <style:text-properties fo:color="#333333" style:font-name="Comfortaa" fo:font-size="10pt" style:text-underline-style="none" officeooo:rsid="000e4461" officeooo:paragraph-rsid="002274c5" style:font-size-asian="10pt" style:font-size-complex="10pt"/>
    </style:style>
    <style:style style:name="P27" style:family="paragraph" style:parent-style-name="Standard">
      <style:text-properties fo:color="#333333" style:font-name="Comfortaa" fo:font-size="10pt" fo:font-weight="bold" officeooo:rsid="0007d4aa" officeooo:paragraph-rsid="002226ca" style:font-size-asian="10pt" style:font-weight-asian="bold" style:font-size-complex="10pt" style:font-weight-complex="bold"/>
    </style:style>
    <style:style style:name="P28" style:family="paragraph" style:parent-style-name="Standard">
      <style:text-properties fo:color="#333333" style:font-name="Hack" fo:font-size="8pt" style:text-underline-style="none" fo:font-weight="normal" officeooo:rsid="000e4461" officeooo:paragraph-rsid="002274c5" style:font-size-asian="8pt" style:font-weight-asian="normal" style:font-size-complex="8pt" style:font-weight-complex="normal"/>
    </style:style>
    <style:style style:name="P29" style:family="paragraph" style:parent-style-name="Standard">
      <style:text-properties fo:color="#333333" style:font-name="Comfortaa" fo:font-size="10pt" officeooo:rsid="0007d4aa" officeooo:paragraph-rsid="0007d4aa" style:font-size-asian="10pt" style:font-size-complex="10pt"/>
    </style:style>
    <style:style style:name="P30" style:family="paragraph" style:parent-style-name="Standard">
      <style:text-properties fo:color="#333333" style:font-name="Comfortaa" fo:font-size="10pt" style:text-underline-style="none" officeooo:rsid="0009238c" officeooo:paragraph-rsid="0009238c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color="#666666" style:font-name="Comfortaa" fo:font-size="10pt" fo:font-weight="bold" officeooo:rsid="0009e73e" officeooo:paragraph-rsid="002040a9" style:font-size-asian="10pt" style:font-weight-asian="bold" style:font-size-complex="10pt" style:font-weight-complex="bold"/>
    </style:style>
    <style:style style:name="P32" style:family="paragraph" style:parent-style-name="Standard">
      <style:text-properties fo:color="#666666" style:font-name="Comfortaa" fo:font-size="10pt" style:text-underline-style="none" fo:font-weight="normal" officeooo:rsid="0007d4aa" officeooo:paragraph-rsid="002274c5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666666" style:font-name="Comfortaa" fo:font-size="10pt" style:text-underline-style="none" fo:font-weight="bold" officeooo:rsid="0007d4aa" officeooo:paragraph-rsid="002274c5" style:font-size-asian="10pt" style:font-weight-asian="bold" style:font-size-complex="10pt" style:font-weight-complex="bold"/>
    </style:style>
    <style:style style:name="P34" style:family="paragraph" style:parent-style-name="Standard">
      <style:text-properties fo:color="#666666" style:font-name="Comfortaa" fo:font-size="10pt" style:text-underline-style="none" fo:font-weight="bold" officeooo:rsid="0007d4aa" officeooo:paragraph-rsid="002274c5" style:font-size-asian="10pt" style:font-weight-asian="bold" style:font-size-complex="10pt" style:font-weight-complex="bold"/>
    </style:style>
    <style:style style:name="P35" style:family="paragraph" style:parent-style-name="Standard">
      <style:text-properties fo:color="#666666" style:font-name="Comfortaa" fo:font-size="14pt" style:text-underline-style="none" fo:font-weight="bold" officeooo:rsid="0017e357" officeooo:paragraph-rsid="0007d4aa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808080" style:font-name="Hack" fo:font-size="8pt" style:text-underline-style="none" officeooo:rsid="0019cf5a" officeooo:paragraph-rsid="002274c5" fo:background-color="transparent" style:font-size-asian="8pt" style:font-size-complex="8pt"/>
    </style:style>
    <style:style style:name="P37" style:family="paragraph" style:parent-style-name="Standard">
      <style:paragraph-properties fo:text-align="center" style:justify-single-word="false"/>
      <style:text-properties style:font-name="Comfortaa" fo:font-size="10pt" officeooo:rsid="000ef5c8" officeooo:paragraph-rsid="002964b7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fo:font-size="10pt" officeooo:paragraph-rsid="002226ca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color="#666666" style:font-name="Comfortaa" fo:font-size="12pt" fo:font-weight="bold" officeooo:rsid="0007d4aa" officeooo:paragraph-rsid="002964b7" style:font-size-asian="12pt" style:font-weight-asian="bold" style:font-size-complex="12pt" style:font-weight-complex="bold"/>
    </style:style>
    <style:style style:name="T1" style:family="text">
      <style:text-properties officeooo:rsid="00258c94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666666" style:font-name="Comfortaa" fo:font-size="12pt" fo:font-weight="bold" officeooo:rsid="0009e73e" style:font-size-asian="12pt" style:font-weight-asian="bold" style:font-size-complex="12pt" style:font-weight-complex="bold"/>
    </style:style>
    <style:style style:name="T4" style:family="text">
      <style:text-properties fo:color="#666666" style:font-name="Comfortaa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666666" style:font-name="Comfortaa" fo:font-weight="bold" style:font-weight-asian="bold" style:font-weight-complex="bold"/>
    </style:style>
    <style:style style:name="T6" style:family="text">
      <style:text-properties fo:color="#666666" fo:font-size="12pt" style:text-underline-style="none" fo:font-weight="bold" officeooo:rsid="0017e357" style:font-size-asian="12pt" style:font-weight-asian="bold" style:font-size-complex="12pt" style:font-weight-complex="bold"/>
    </style:style>
    <style:style style:name="T7" style:family="text">
      <style:text-properties fo:color="#666666" fo:font-size="12pt" style:text-underline-style="none" fo:font-weight="bold" officeooo:rsid="0007d4aa" style:font-size-asian="12pt" style:font-weight-asian="bold" style:font-size-complex="12pt" style:font-weight-complex="bold"/>
    </style:style>
    <style:style style:name="T8" style:family="text">
      <style:text-properties fo:color="#666666" fo:font-size="12pt" style:text-underline-style="none" fo:font-weight="bold" officeooo:rsid="0009e73e" style:font-size-asian="12pt" style:font-weight-asian="bold" style:font-size-complex="12pt" style:font-weight-complex="bold"/>
    </style:style>
    <style:style style:name="T9" style:family="text">
      <style:text-properties fo:color="#666666" style:text-underline-style="none" fo:font-weight="bold" officeooo:rsid="000e4461" style:font-weight-asian="bold" style:font-weight-complex="bold"/>
    </style:style>
    <style:style style:name="T10" style:family="text">
      <style:text-properties fo:color="#666666" style:text-underline-style="none" fo:font-weight="bold" officeooo:rsid="001ca0ed" style:font-weight-asian="bold" style:font-weight-complex="bold"/>
    </style:style>
    <style:style style:name="T11" style:family="text">
      <style:text-properties fo:color="#666666" style:text-underline-style="solid" style:text-underline-width="auto" style:text-underline-color="font-color" fo:font-weight="normal" officeooo:rsid="001ca0ed" style:font-weight-asian="normal" style:font-weight-complex="normal"/>
    </style:style>
    <style:style style:name="T12" style:family="text">
      <style:text-properties fo:color="#333333"/>
    </style:style>
    <style:style style:name="T13" style:family="text">
      <style:text-properties fo:color="#333333" style:font-name="Comfortaa"/>
    </style:style>
    <style:style style:name="T14" style:family="text">
      <style:text-properties fo:color="#333333" style:font-name="Comfortaa" fo:font-size="10pt" style:text-underline-style="none" style:font-size-asian="10pt" style:font-size-complex="10pt"/>
    </style:style>
    <style:style style:name="T15" style:family="text">
      <style:text-properties fo:color="#333333" style:font-name="Comfortaa" fo:font-size="10pt" style:text-underline-style="none" officeooo:rsid="0009238c" style:font-size-asian="10pt" style:font-size-complex="10pt"/>
    </style:style>
    <style:style style:name="T16" style:family="text">
      <style:text-properties fo:color="#333333" style:font-name="Comfortaa" fo:font-size="10pt" style:text-underline-style="none" officeooo:rsid="000bad2d" style:font-size-asian="10pt" style:font-size-complex="10pt"/>
    </style:style>
    <style:style style:name="T17" style:family="text">
      <style:text-properties fo:color="#333333" style:font-name="Comfortaa" fo:font-size="10pt" style:text-underline-style="none" officeooo:rsid="000ef5c8" style:font-size-asian="10pt" style:font-size-complex="10pt"/>
    </style:style>
    <style:style style:name="T18" style:family="text">
      <style:text-properties fo:color="#333333" style:font-name="Comfortaa" fo:font-size="10pt" style:text-underline-style="none" officeooo:rsid="0019cf5a" style:font-size-asian="10pt" style:font-size-complex="10pt"/>
    </style:style>
    <style:style style:name="T19" style:family="text">
      <style:text-properties fo:color="#333333" style:font-name="Comfortaa" fo:font-size="10pt" style:text-underline-style="none" officeooo:rsid="001ca0ed" style:font-size-asian="10pt" style:font-size-complex="10pt"/>
    </style:style>
    <style:style style:name="T20" style:family="text">
      <style:text-properties fo:color="#333333" style:font-name="Comfortaa" fo:font-size="10pt" style:text-underline-style="none" officeooo:rsid="0007d4aa" style:font-size-asian="10pt" style:font-size-complex="10pt"/>
    </style:style>
    <style:style style:name="T21" style:family="text">
      <style:text-properties fo:color="#333333" style:font-name="Comfortaa" fo:font-size="10pt" style:font-size-asian="10pt" style:font-size-complex="10pt"/>
    </style:style>
    <style:style style:name="T22" style:family="text">
      <style:text-properties fo:color="#333333" style:font-name="Comfortaa" fo:font-size="10pt" officeooo:rsid="0007d4aa" style:font-size-asian="10pt" style:font-size-complex="10pt"/>
    </style:style>
    <style:style style:name="T23" style:family="text">
      <style:text-properties fo:color="#333333" style:font-name="Comfortaa" fo:font-size="10pt" style:text-underline-style="solid" style:text-underline-width="auto" style:text-underline-color="font-color" style:font-size-asian="10pt" style:font-size-complex="10pt"/>
    </style:style>
    <style:style style:name="T24" style:family="text">
      <style:text-properties fo:color="#333333" style:font-name="Comfortaa" fo:font-size="10pt" style:text-underline-style="solid" style:text-underline-width="auto" style:text-underline-color="font-color" officeooo:rsid="000bad2d" style:font-size-asian="10pt" style:font-size-complex="10pt"/>
    </style:style>
    <style:style style:name="T25" style:family="text">
      <style:text-properties fo:color="#333333" style:font-name="Comfortaa" style:text-underline-style="none"/>
    </style:style>
    <style:style style:name="T26" style:family="text">
      <style:text-properties fo:color="#333333" style:font-name="Comfortaa" style:text-underline-style="none" officeooo:rsid="0009238c"/>
    </style:style>
    <style:style style:name="T27" style:family="text">
      <style:text-properties fo:color="#333333" style:font-name="Comfortaa" style:text-underline-style="none" officeooo:rsid="000bad2d"/>
    </style:style>
    <style:style style:name="T28" style:family="text">
      <style:text-properties fo:color="#333333" style:font-name="Comfortaa" style:text-underline-style="solid" style:text-underline-width="auto" style:text-underline-color="font-color"/>
    </style:style>
    <style:style style:name="T29" style:family="text">
      <style:text-properties fo:color="#333333" style:font-name="Comfortaa" style:text-underline-style="solid" style:text-underline-width="auto" style:text-underline-color="font-color" officeooo:rsid="000bad2d"/>
    </style:style>
    <style:style style:name="T30" style:family="text">
      <style:text-properties fo:color="#333333" style:text-underline-style="none"/>
    </style:style>
    <style:style style:name="T31" style:family="text">
      <style:text-properties fo:color="#333333" style:text-underline-style="none" officeooo:rsid="0009238c"/>
    </style:style>
    <style:style style:name="T32" style:family="text">
      <style:text-properties fo:color="#333333" style:text-underline-style="none" officeooo:rsid="0009e73e"/>
    </style:style>
    <style:style style:name="T33" style:family="text">
      <style:text-properties fo:color="#333333" style:text-underline-style="none" officeooo:rsid="000d5f01"/>
    </style:style>
    <style:style style:name="T34" style:family="text">
      <style:text-properties fo:color="#333333" style:text-underline-style="none" officeooo:rsid="000e4461"/>
    </style:style>
    <style:style style:name="T35" style:family="text">
      <style:text-properties fo:color="#333333" style:text-underline-style="none" officeooo:rsid="000ef5c8"/>
    </style:style>
    <style:style style:name="T36" style:family="text">
      <style:text-properties fo:color="#333333" style:text-underline-style="none" officeooo:rsid="0013c96f"/>
    </style:style>
    <style:style style:name="T37" style:family="text">
      <style:text-properties fo:color="#333333" style:text-underline-style="none" officeooo:rsid="001565f1"/>
    </style:style>
    <style:style style:name="T38" style:family="text">
      <style:text-properties fo:color="#333333" style:text-underline-style="none" officeooo:rsid="0017b124"/>
    </style:style>
    <style:style style:name="T39" style:family="text">
      <style:text-properties fo:color="#333333" style:text-underline-style="none" officeooo:rsid="0019cf5a"/>
    </style:style>
    <style:style style:name="T40" style:family="text">
      <style:text-properties fo:color="#333333" style:text-underline-style="none" officeooo:rsid="001ca0ed"/>
    </style:style>
    <style:style style:name="T41" style:family="text">
      <style:text-properties fo:color="#333333" fo:font-size="10pt" style:text-underline-style="none" style:font-size-asian="10pt" style:font-size-complex="10pt"/>
    </style:style>
    <style:style style:name="T42" style:family="text">
      <style:text-properties fo:color="#333333" fo:font-size="10pt" style:text-underline-style="none" officeooo:rsid="000d5f01" style:font-size-asian="10pt" style:font-size-complex="10pt"/>
    </style:style>
    <style:style style:name="T43" style:family="text">
      <style:text-properties fo:color="#333333" fo:font-size="10pt" style:text-underline-style="none" officeooo:rsid="00108ac3" style:font-size-asian="10pt" style:font-size-complex="10pt"/>
    </style:style>
    <style:style style:name="T44" style:family="text">
      <style:text-properties fo:color="#333333" fo:font-size="10pt" style:text-underline-style="none" officeooo:rsid="000e4461" style:font-size-asian="10pt" style:font-size-complex="10pt"/>
    </style:style>
    <style:style style:name="T45" style:family="text">
      <style:text-properties fo:color="#333333" fo:font-size="10pt" style:text-underline-style="none" officeooo:rsid="0009238c" style:font-size-asian="10pt" style:font-size-complex="10pt"/>
    </style:style>
    <style:style style:name="T46" style:family="text">
      <style:text-properties fo:color="#333333" fo:font-size="10pt" style:text-underline-style="none" officeooo:rsid="000bad2d" style:font-size-asian="10pt" style:font-size-complex="10pt"/>
    </style:style>
    <style:style style:name="T47" style:family="text">
      <style:text-properties fo:color="#333333" fo:font-size="10pt" style:font-size-asian="10pt" style:font-size-complex="10pt"/>
    </style:style>
    <style:style style:name="T48" style:family="text">
      <style:text-properties fo:color="#333333" fo:font-size="10pt" style:text-underline-style="solid" style:text-underline-width="auto" style:text-underline-color="font-color" style:font-size-asian="10pt" style:font-size-complex="10pt"/>
    </style:style>
    <style:style style:name="T49" style:family="text">
      <style:text-properties fo:color="#333333" fo:font-size="10pt" style:text-underline-style="solid" style:text-underline-width="auto" style:text-underline-color="font-color" officeooo:rsid="000bad2d" style:font-size-asian="10pt" style:font-size-complex="10pt"/>
    </style:style>
    <style:style style:name="T50" style:family="text">
      <style:text-properties fo:color="#333333" style:font-name="Comfortaa"/>
    </style:style>
    <style:style style:name="T51" style:family="text">
      <style:text-properties fo:color="#333333" style:font-name="Comfortaa" fo:font-size="10pt" style:font-size-asian="10pt" style:font-size-complex="10pt"/>
    </style:style>
    <style:style style:name="T52" style:family="text">
      <style:text-properties fo:color="#333333" style:font-name="Comfortaa" fo:font-size="10pt" style:text-underline-style="none" style:font-size-asian="10pt" style:font-size-complex="10pt"/>
    </style:style>
    <style:style style:name="T53" style:family="text">
      <style:text-properties fo:color="#333333" style:font-name="Comfortaa" fo:font-size="10pt" style:text-underline-style="none" officeooo:rsid="0009238c" style:font-size-asian="10pt" style:font-size-complex="10pt"/>
    </style:style>
    <style:style style:name="T54" style:family="text">
      <style:text-properties fo:color="#333333" style:font-name="Comfortaa" fo:font-size="10pt" style:text-underline-style="none" officeooo:rsid="000bad2d" style:font-size-asian="10pt" style:font-size-complex="10pt"/>
    </style:style>
    <style:style style:name="T55" style:family="text">
      <style:text-properties fo:color="#333333" style:font-name="Comfortaa" fo:font-size="10pt" style:text-underline-style="solid" style:text-underline-width="auto" style:text-underline-color="font-color" style:font-size-asian="10pt" style:font-size-complex="10pt"/>
    </style:style>
    <style:style style:name="T56" style:family="text">
      <style:text-properties fo:color="#333333" style:font-name="Comfortaa" fo:font-size="10pt" style:text-underline-style="solid" style:text-underline-width="auto" style:text-underline-color="font-color" officeooo:rsid="000bad2d" style:font-size-asian="10pt" style:font-size-complex="10pt"/>
    </style:style>
    <style:style style:name="T57" style:family="text">
      <style:text-properties fo:color="#333333" style:font-name="Comfortaa" style:text-underline-style="none"/>
    </style:style>
    <style:style style:name="T58" style:family="text">
      <style:text-properties fo:color="#333333" style:font-name="Comfortaa" style:text-underline-style="none" officeooo:rsid="0009238c"/>
    </style:style>
    <style:style style:name="T59" style:family="text">
      <style:text-properties fo:font-variant="normal" fo:text-transform="none" fo:color="#666666" style:font-name="Comfortaa" fo:font-size="10pt" fo:letter-spacing="normal" fo:font-style="normal" style:text-underline-style="solid" style:text-underline-width="auto" style:text-underline-color="font-color" fo:font-weight="normal" officeooo:rsid="001ca0ed" style:font-size-asian="10pt" style:font-size-complex="10pt"/>
    </style:style>
    <style:style style:name="T60" style:family="text">
      <style:text-properties officeooo:rsid="001e478f"/>
    </style:style>
    <style:style style:name="T61" style:family="text">
      <style:text-properties style:text-underline-style="none"/>
    </style:style>
    <style:style style:name="T62" style:family="text">
      <style:text-properties style:text-underline-style="none" officeooo:rsid="0009238c"/>
    </style:style>
    <style:style style:name="T63" style:family="text">
      <style:text-properties style:text-underline-style="none" officeooo:rsid="0009e73e"/>
    </style:style>
    <style:style style:name="T64" style:family="text">
      <style:text-properties style:text-underline-style="none" officeooo:rsid="000c30d0"/>
    </style:style>
    <style:style style:name="T65" style:family="text">
      <style:text-properties style:text-underline-style="none" officeooo:rsid="000d5f01"/>
    </style:style>
    <style:style style:name="T66" style:family="text">
      <style:text-properties style:text-underline-style="none" officeooo:rsid="0021091f"/>
    </style:style>
    <style:style style:name="T67" style:family="text">
      <style:text-properties style:text-underline-style="none" officeooo:rsid="000e4461"/>
    </style:style>
    <style:style style:name="T68" style:family="text">
      <style:text-properties style:text-underline-style="none" fo:font-weight="normal" style:font-weight-asian="normal" style:font-weight-complex="normal"/>
    </style:style>
    <style:style style:name="T69" style:family="text">
      <style:text-properties style:text-underline-style="none" fo:font-weight="normal" officeooo:rsid="000e4461" style:font-weight-asian="normal" style:font-weight-complex="normal"/>
    </style:style>
    <style:style style:name="T70" style:family="text">
      <style:text-properties style:text-underline-style="none" fo:font-weight="normal" officeooo:rsid="0009238c" style:font-weight-asian="normal" style:font-weight-complex="normal"/>
    </style:style>
    <style:style style:name="T71" style:family="text">
      <style:text-properties style:text-underline-style="none" officeooo:rsid="0017b124"/>
    </style:style>
    <style:style style:name="T72" style:family="text">
      <style:text-properties officeooo:rsid="0009e73e"/>
    </style:style>
    <style:style style:name="T73" style:family="text">
      <style:text-properties style:font-name="Comfortaa"/>
    </style:style>
    <style:style style:name="T74" style:family="text">
      <style:text-properties style:font-name="Comfortaa" fo:font-size="10pt" style:font-size-asian="10pt" style:font-size-complex="10pt"/>
    </style:style>
    <style:style style:name="T75" style:family="text">
      <style:text-properties fo:color="#ed1c24" style:font-name="Comfortaa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39"><draw:a xlink:type="simple" xlink:href="https://github.com/ron-from-nl/FinalCrypt/releases/download/latest/FinalCrypt_Windows_Portable.zip"><draw:frame draw:style-name="fr1" draw:name="Afbeelding7" text:anchor-type="paragraph" svg:width="2.619cm" svg:height="0.582cm" draw:z-index="5"><draw:image xlink:href="Pictures/1000020100000063000000169E0053ABF1F1A7D9.png" xlink:type="simple" xlink:show="embed" xlink:actuate="onLoad" loext:mime-type="image/png"/></draw:frame></draw:a>Portable <text:span text:style-name="T72">FinalCrypt</text:span></text:p>
            <text:p text:style-name="P29"/>
            <text:p text:style-name="P3"><text:span text:style-name="T21">Download the </text:span><text:a xlink:type="simple" xlink:href="https://github.com/ron-from-nl/FinalCrypt/releases/download/latest/FinalCrypt_Windows_Portable.zip" text:style-name="Internet_20_link" text:visited-style-name="Visited_20_Internet_20_Link">PORTABLE ZI</text:a><text:a xlink:type="simple" xlink:href="https://github.com/ron-from-nl/FinalCrypt/releases/download/latest/FinalCrypt_Windows_Portable.zip" text:style-name="Internet_20_link" text:visited-style-name="Visited_20_Internet_20_Link">P</text:a><text:span text:style-name="T14"> </text:span><text:span text:style-name="T15">to the D</text:span><text:span text:style-name="T14">ownload</text:span><text:span text:style-name="T15">s</text:span><text:span text:style-name="T14"> </text:span><text:span text:style-name="T15">directory.</text:span></text:p>
            <text:p text:style-name="P30">Open file-explorer and go to your Dowloads directory.</text:p>
            <text:p text:style-name="P30">Right click the: “FinalCrypt_Windows_Portable.zip” and click: “Extract”.</text:p>
            <text:p text:style-name="P30">Go into the: “FinalCrypt_Windows_Portable” directory.</text:p>
            <text:p text:style-name="P30">Double click: “FinalCrypt.bat” to start FinalCrypt.</text:p>
            <text:p text:style-name="P30">The: “FinalCrypt_Windows_Portable” directory can be moved anywhere.</text:p>
          </table:table-cell>
          <table:table-cell table:style-name="Tabel1.A1" office:value-type="string">
            <text:p text:style-name="P13"><draw:a xlink:type="simple" xlink:href="https://github.com/ron-from-nl/FinalCrypt/releases/download/latest/FinalCrypt_Windows_Portable.zip"><draw:frame draw:style-name="fr2" draw:name="Afbeelding1" text:anchor-type="paragraph" svg:width="2.619cm" svg:height="0.582cm" draw:z-index="0"><draw:image xlink:href="Pictures/1000020100000063000000169E0053ABF1F1A7D9.png" xlink:type="simple" xlink:show="embed" xlink:actuate="onLoad" loext:mime-type="image/png"/></draw:frame></draw:a><text:span text:style-name="T5"><text:s/></text:span><text:span text:style-name="T3">Install FinalCrypt</text:span></text:p>
            <text:p text:style-name="P31"/>
            <text:p text:style-name="P4"><text:span text:style-name="T21">Download the </text:span><text:a xlink:type="simple" xlink:href="https://github.com/ron-from-nl/FinalCrypt/releases/download/latest/FinalCrypt_Windows_Installer.msi" text:style-name="Internet_20_link" text:visited-style-name="Visited_20_Internet_20_Link"><text:span text:style-name="T23">INSTALL MSI</text:span></text:a><text:span text:style-name="T14"> /</text:span><text:span text:style-name="T16"> </text:span><text:a xlink:type="simple" xlink:href="https://github.com/ron-from-nl/FinalCrypt/releases/download/latest/FinalCrypt_Windows_Installer_Legacy.exe" text:style-name="Internet_20_link" text:visited-style-name="Visited_20_Internet_20_Link"><text:span text:style-name="T21">EXE</text:span></text:a><text:span text:style-name="T24"> </text:span><text:span text:style-name="T15">to the D</text:span><text:span text:style-name="T14">ownload</text:span><text:span text:style-name="T15">s</text:span><text:span text:style-name="T14"> </text:span><text:span text:style-name="T15">directory.</text:span></text:p>
            <text:p text:style-name="P23">Open file-explorer and go to your Dowloads directory.</text:p>
            <text:p text:style-name="P14"><text:span text:style-name="T63">Double</text:span><text:span text:style-name="T62"> click the: “FinalCrypt_Windows_</text:span><text:span text:style-name="T63">Installer</text:span><text:span text:style-name="T62">.</text:span><text:span text:style-name="T63">msi / </text:span><text:span text:style-name="T64">exe</text:span><text:span text:style-name="T62">”.</text:span></text:p>
            <text:p text:style-name="P14"><text:span text:style-name="T65">Follow up on the installation process. Click “more” </text:span><text:span text:style-name="T66">if needed.</text:span><text:span text:style-name="T62">.</text:span></text:p>
            <text:p text:style-name="P15"><text:span text:style-name="T65">Open </text:span><text:span text:style-name="T67">Windows menu and open “Ron de Jon” → “FinalCrypt”.</text:span>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</table:table-row>
        <table:table-row>
          <table:table-cell table:style-name="Tabel1.A1" office:value-type="string">
            <text:p text:style-name="P38"><draw:a xlink:type="simple" xlink:href="https://github.com/ron-from-nl/FinalCrypt/releases/download/latest/FinalCrypt_Apple_OSX.dmg"><draw:frame draw:style-name="fr2" draw:name="Afbeelding2" text:anchor-type="paragraph" svg:width="1.984cm" svg:height="0.661cm" draw:z-index="1"><draw:image xlink:href="Pictures/100002010000004B000000197401DC4BEB7B339F.png" xlink:type="simple" xlink:show="embed" xlink:actuate="onLoad" loext:mime-type="image/png"/></draw:frame></draw:a><text:span text:style-name="T5"><text:s/></text:span><text:span text:style-name="T3">Install FinalCrypt</text:span></text:p>
            <text:p text:style-name="P27"/>
            <text:p text:style-name="P5"><text:span text:style-name="T21">Download the </text:span><text:a xlink:type="simple" xlink:href="https://github.com/ron-from-nl/FinalCrypt/releases/download/latest/FinalCrypt_Apple_OSX.dmg" text:style-name="Internet_20_link" text:visited-style-name="Visited_20_Internet_20_Link"><text:span text:style-name="T4">INSTALL DMG</text:span></text:a><text:span text:style-name="T15"> </text:span><text:span text:style-name="T17">t</text:span><text:span text:style-name="T15">o the D</text:span><text:span text:style-name="T14">ownload</text:span><text:span text:style-name="T15">s</text:span><text:span text:style-name="T14"> </text:span><text:span text:style-name="T15">directory.</text:span></text:p>
            <text:p text:style-name="P8"><text:span text:style-name="T31">Open: “</text:span><text:span text:style-name="T35">F</text:span><text:span text:style-name="T31">i</text:span><text:span text:style-name="T35">nder”</text:span><text:span text:style-name="T31"> and go to your Dowloads directory.</text:span></text:p>
            <text:p text:style-name="P8"><text:span text:style-name="T32">Double</text:span><text:span text:style-name="T31"> click the: “FinalCrypt_</text:span><text:span text:style-name="T35">Apple</text:span><text:span text:style-name="T31">_</text:span><text:span text:style-name="T35">OSX</text:span><text:span text:style-name="T31">.</text:span><text:span text:style-name="T35">dmg</text:span><text:span text:style-name="T31">”.</text:span></text:p>
            <text:p text:style-name="P8"><text:span text:style-name="T35">Drag: “FinalCrypt” to “Applications”</text:span><text:span text:style-name="T33"> </text:span><text:span text:style-name="T35">and close “Finder”</text:span><text:span text:style-name="T31">.</text:span></text:p>
            <text:p text:style-name="P10"><text:span text:style-name="T31">O</text:span><text:span text:style-name="T30">pen System Preferences → Security &amp; Privacy</text:span></text:p>
            <text:p text:style-name="P25">Click the: “lock to make changes” and type in your password.</text:p>
            <text:p text:style-name="P11"><text:span text:style-name="T30">Set </text:span><text:span text:style-name="T37">radiobutton</text:span><text:span text:style-name="T30">: “Allow apps downloaded from” to </text:span><text:span text:style-name="T37">value</text:span><text:span text:style-name="T30">: “</text:span><text:span text:style-name="T36">A</text:span><text:span text:style-name="T30">nywhere”.</text:span></text:p>
            <text:p text:style-name="P7"><text:span text:style-name="T42">C</text:span><text:span text:style-name="T41">onfigure </text:span><text:a xlink:type="simple" xlink:href="http://osxdaily.com/2016/09/27/allow-apps-from-anywhere-macos-gatekeeper/" text:style-name="Internet_20_link" text:visited-style-name="Visited_20_Internet_20_Link">Allow from anywhere</text:a><text:span text:style-name="T41">, </text:span><text:span text:style-name="T43">o</text:span><text:span text:style-name="T42">pen </text:span><text:span text:style-name="T41">Launchpad, click: “FinalCrypt”</text:span><text:span text:style-name="T44">.</text:span></text:p>
          </table:table-cell>
          <table:table-cell table:style-name="Tabel1.A1" office:value-type="string">
            <text:p text:style-name="P37"><draw:a xlink:type="simple" xlink:href="https://github.com/ron-from-nl/FinalCrypt/releases/download/latest/FinalCrypt_Linux_x86_64.tgz"><draw:frame draw:style-name="fr2" draw:name="Afbeelding4" text:anchor-type="paragraph" svg:width="1.984cm" svg:height="0.661cm" draw:z-index="2"><draw:image xlink:href="Pictures/100002010000004B00000019E8913493171B2744.png" xlink:type="simple" xlink:show="embed" xlink:actuate="onLoad" loext:mime-type="image/png"/></draw:frame></draw:a><text:span text:style-name="T9"><text:s/></text:span><text:span text:style-name="T7">Portable </text:span><text:span text:style-name="T8">FinalCrypt</text:span></text:p>
            <text:p text:style-name="P32"/>
            <text:p text:style-name="P6"><text:span text:style-name="T21">Download the </text:span><text:a xlink:type="simple" xlink:href="https://github.com/ron-from-nl/FinalCrypt/releases/download/latest/FinalCrypt_Linux_x86_64.tgz" text:style-name="Internet_20_link" text:visited-style-name="Visited_20_Internet_20_Link"><text:span text:style-name="T4">PORTABLE TGZ</text:span></text:a><text:span text:style-name="T14"> </text:span><text:span text:style-name="T15">to the D</text:span><text:span text:style-name="T14">ownload</text:span><text:span text:style-name="T15">s</text:span><text:span text:style-name="T14"> </text:span><text:span text:style-name="T15">directory.</text:span></text:p>
            <text:p text:style-name="P9"><text:span text:style-name="T31">Open </text:span><text:span text:style-name="T38">a file-manager</text:span><text:span text:style-name="T31"> and go to your Dowloads directory.</text:span></text:p>
            <text:p text:style-name="P9"><text:span text:style-name="T31">Right click the: “FinalCrypt_Linux_x86_64.</text:span><text:span text:style-name="T38">tgz</text:span><text:span text:style-name="T31">” and click: “Extract </text:span><text:span text:style-name="T38">here</text:span><text:span text:style-name="T31">”.</text:span></text:p>
            <text:p text:style-name="P24">Go into the: “FinalCrypt” directory.</text:p>
            <text:p text:style-name="P9"><text:span text:style-name="T31">Double click </text:span><text:span text:style-name="T38">the file</text:span><text:span text:style-name="T31">: “FinalCrypt” to start FinalCrypt.</text:span></text:p>
            <text:p text:style-name="P24">The: “FinalCrypt” directory can be moved anywhere.</text:p>
            <text:p text:style-name="P24"/>
            <text:p text:style-name="P17"><text:span text:style-name="T69"># </text:span><text:span text:style-name="T70">C</text:span><text:span text:style-name="T68">ommand line: </text:span><text:span text:style-name="T69">Installs tarball in the: “/opt/FinalCrypt” directory</text:span></text:p>
            <text:p text:style-name="P22"><text:span text:style-name="T61">sudo tar <text:s/>xzvf "Downloads/</text:span><text:span text:style-name="T62">FinalCrypt_Linux_x86_64.</text:span><text:span text:style-name="T71">tgz</text:span><text:span text:style-name="T61">" -C /opt/</text:span></text:p>
            <text:p text:style-name="P28"/>
          </table:table-cell>
        </table:table-row>
        <table:table-row>
          <table:table-cell table:style-name="Tabel1.A1" office:value-type="string">
            <text:p text:style-name="P21"/>
          </table:table-cell>
          <table:table-cell table:style-name="Tabel1.A1" office:value-type="string">
            <text:p text:style-name="P21"/>
          </table:table-cell>
        </table:table-row>
        <table:table-row>
          <table:table-cell table:style-name="Tabel1.A1" office:value-type="string">
            <text:p text:style-name="P12"><draw:a xlink:type="simple" xlink:href="https://github.com/ron-from-nl/FinalCrypt/releases/download/latest/FinalCrypt_Linux_x86_64.tgz"><draw:frame draw:style-name="fr2" draw:name="Afbeelding3" text:anchor-type="paragraph" svg:width="1.984cm" svg:height="0.661cm" draw:z-index="3"><draw:image xlink:href="Pictures/100002010000004B00000019E8913493171B2744.png" xlink:type="simple" xlink:show="embed" xlink:actuate="onLoad" loext:mime-type="image/png"/></draw:frame></draw:a><text:span text:style-name="T9"><text:s/></text:span><text:span text:style-name="T6">Install</text:span><text:span text:style-name="T7"> </text:span><text:span text:style-name="T6">FinalCrypt</text:span></text:p>
            <text:p text:style-name="P33"/>
            <text:p text:style-name="P6"><text:span text:style-name="T21">Download the </text:span><text:a xlink:type="simple" xlink:href="https://github.com/ron-from-nl/FinalCrypt/releases/download/latest/FinalCrypt_Linux_x86_64_Debian_Based.deb" text:style-name="Internet_20_link" text:visited-style-name="Visited_20_Internet_20_Link"><text:span text:style-name="T4">INSTALL DEB</text:span></text:a><text:span text:style-name="T15"> / </text:span><text:a xlink:type="simple" xlink:href="https://github.com/ron-from-nl/FinalCrypt/releases/download/latest/FinalCrypt_Linux_x86_64_RPM_Based.rpm" text:style-name="Internet_20_link" text:visited-style-name="Visited_20_Internet_20_Link">RPM</text:a><text:span text:style-name="T18"> t</text:span><text:span text:style-name="T15">o the D</text:span><text:span text:style-name="T14">ownload</text:span><text:span text:style-name="T15">s</text:span><text:span text:style-name="T14"> </text:span><text:span text:style-name="T15">directory.</text:span></text:p>
            <text:p text:style-name="P9"><text:span text:style-name="T31">Open </text:span><text:span text:style-name="T39">a </text:span><text:span text:style-name="T31">file-explorer </text:span><text:span text:style-name="T39">(Nemo / Dolphin) </text:span><text:span text:style-name="T31">and go to your Dowloads directory.</text:span></text:p>
            <text:p text:style-name="P9"><text:span text:style-name="T32">Double</text:span><text:span text:style-name="T31"> click the: “FinalCrypt_Linux_x86_64_Debian_Based.deb</text:span><text:span text:style-name="T32"> / </text:span><text:span text:style-name="T39">rpm</text:span><text:span text:style-name="T31">”.</text:span></text:p>
            <text:p text:style-name="P9"><text:span text:style-name="T33">Follow up on the installation process </text:span><text:span text:style-name="T39">(Debian or RPM based Linux distribution)</text:span><text:span text:style-name="T31">.</text:span></text:p>
            <text:p text:style-name="P9"><text:span text:style-name="T33">Open </text:span><text:span text:style-name="T39">Applications </text:span><text:span text:style-name="T34">menu (bottom left) and open “FinalCrypt”.</text:span></text:p>
            <text:p text:style-name="P26"/>
            <text:p text:style-name="P18"><text:span text:style-name="T67">C</text:span><text:span text:style-name="T61">ommand line installation for Linux:</text:span></text:p>
            <text:p text:style-name="P36">sudo dpkg -i <text:s text:c="2"/>"Downloads/FinalCrypt*.deb" <text:s text:c="9"/># <text:s/>Debian</text:p>
            <text:p text:style-name="P36">sudo rpm <text:s/>-i <text:s text:c="2"/>"Downloads/FinalCrypt*.rpm" <text:s text:c="9"/># <text:s/>RPM</text:p>
          </table:table-cell>
          <table:table-cell table:style-name="Tabel1.A1" office:value-type="string">
            <text:p text:style-name="P12"><draw:frame draw:style-name="fr3" draw:name="Afbeelding5" text:anchor-type="paragraph" svg:y="0cm" svg:width="2.619cm" svg:height="0.529cm" draw:z-index="4"><draw:image xlink:href="Pictures/10000201000000630000001401993BF542076107.png" xlink:type="simple" xlink:show="embed" xlink:actuate="onLoad" loext:mime-type="image/png"/></draw:frame><text:span text:style-name="T10"><text:s/></text:span><text:span text:style-name="T6">Install</text:span><text:span text:style-name="T7"> </text:span><text:span text:style-name="T6">FinalCrypt</text:span></text:p>
            <text:p text:style-name="P34"/>
            <text:p text:style-name="P9"><text:span text:style-name="T12">Download </text:span><text:span text:style-name="T11">JAVA8 U 201</text:span><text:span text:style-name="T39"> </text:span><text:span text:style-name="T40">for your OS </text:span><text:span text:style-name="T39">t</text:span><text:span text:style-name="T31">o the D</text:span><text:span text:style-name="T30">ownload</text:span><text:span text:style-name="T31">s</text:span><text:span text:style-name="T30"> </text:span><text:span text:style-name="T31">directory.</text:span></text:p>
            <text:p text:style-name="P16"><text:span text:style-name="T22">Download </text:span><text:a xlink:type="simple" xlink:href="https://github.com/ron-from-nl/FinalCrypt/releases/download/latest/FinalCrypt_Z.jar" text:style-name="Internet_20_link" text:visited-style-name="Visited_20_Internet_20_Link"><text:span text:style-name="T59">FINALCRYPT JAR</text:span></text:a><text:span text:style-name="T18"> </text:span><text:span text:style-name="T19">to your </text:span><text:span text:style-name="T15">D</text:span><text:span text:style-name="T20">ownload</text:span><text:span text:style-name="T15">s</text:span><text:span text:style-name="T20"> </text:span><text:span text:style-name="T15">directory.</text:span></text:p>
            <text:p text:style-name="P9"><text:span text:style-name="T31">Open </text:span><text:span text:style-name="T39">a </text:span><text:span text:style-name="T31">file-explore</text:span><text:span text:style-name="T40">r</text:span><text:span text:style-name="T39"> </text:span><text:span text:style-name="T31">and go to your Dowloads directory.</text:span></text:p>
            <text:p text:style-name="P9"><text:span text:style-name="T31">Right click the: “FinalCrypt_Linux_x86_64.</text:span><text:span text:style-name="T38">tgz</text:span><text:span text:style-name="T31">” and click: “Extract </text:span><text:span text:style-name="T38">here</text:span><text:span text:style-name="T31">”.</text:span></text:p>
            <text:p text:style-name="P24"/>
            <text:p text:style-name="P19"><text:span text:style-name="T67">C</text:span><text:span text:style-name="T62">ommand line installation:</text:span></text:p>
            <text:p text:style-name="P20">tar <text:s text:c="2"/>xzvf <text:s text:c="3"/>Downloads/jre-8u201-linux-x64.tar.gz</text:p>
            <text:p text:style-name="P20">sudo <text:s/>ln -sf "${HOME}/jre1.8.0_201/bin/java"* /usr/bin/</text:p>
            <text:p text:style-name="P20"/>
            <text:p text:style-name="P20">java -jar Downloads/FinalCrypt_Z.jar <text:s text:c="15"/># <text:span text:style-name="T60">Start FinalCrypt GUI</text:span></text:p>
            <text:p text:style-name="P20">java -cp <text:s/>Downloads/FinalCrypt_Z.jar rdj.CLUI –help # <text:span text:style-name="T60">Start FinalCrypt CLI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M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MT1" style:family="text">
      <style:text-properties officeooo:rsid="00258c9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rief </text:span>Installation Manual <text:span text:style-name="MT1">FinalCrypt</text:span></text:p>
        <text:p text:style-name="MP2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0:59:41.449381967</meta:creation-date>
    <dc:date>2019-03-03T01:48:50.722552220</dc:date>
    <meta:editing-duration>PT1H23M16S</meta:editing-duration>
    <meta:editing-cycles>23</meta:editing-cycles>
    <meta:generator>LibreOffice/6.0.7.3$Linux_X86_64 LibreOffice_project/00m0$Build-3</meta:generator>
    <meta:document-statistic meta:table-count="1" meta:image-count="6" meta:object-count="0" meta:page-count="1" meta:paragraph-count="51" meta:word-count="350" meta:character-count="2690" meta:non-whitespace-character-count="2338"/>
  </office:meta>
</office:document-meta>
</file>